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18cm"/>
    </style:style>
    <style:style style:name="co3" style:family="table-column">
      <style:table-column-properties fo:break-before="auto" style:column-width="10.5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0.795cm" svg:y="4.841cm">
            <draw:object draw:notify-on-update-of-ranges="Feuille1.D1:Feuille1.D1 Feuille1.D2:Feuille1.D6 Feuille1.E1:Feuille1.E1 Feuille1.E2:Feuille1.E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2.525cm" svg:height="0.528cm" svg:x="15.783cm" svg:y="0.04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table:style-name="ce1" office:value-type="string" calcext:value-type="string">
            <text:p>inde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g(N)</text:p>
          </table:table-cell>
          <table:table-cell office:value-type="string" calcext:value-type="string">
            <text:p>log(d)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difference between the theoretical value and the recorded value 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17" calcext:value-type="float">
            <text:p>2417</text:p>
          </table:table-cell>
          <table:table-cell office:value-type="float" office:value="12110" calcext:value-type="float">
            <text:p>12110</text:p>
          </table:table-cell>
          <table:table-cell table:formula="of:=LN([.C2])" office:value-type="float" office:value="9.40178683654714" calcext:value-type="float">
            <text:p>9,40178683654714</text:p>
          </table:table-cell>
          <table:table-cell table:formula="of:=LN([.B2])" office:value-type="float" office:value="7.79028238070348" calcext:value-type="float">
            <text:p>7,79028238070348</text:p>
          </table:table-cell>
          <table:table-cell/>
          <table:table-cell office:value-type="float" office:value="12110" calcext:value-type="float">
            <text:p>12110</text:p>
          </table:table-cell>
          <table:table-cell table:formula="of:=EXP(2.62 )*[.G2]^0.56" office:value-type="float" office:value="2657.12669597197" calcext:value-type="float">
            <text:p>2657,12669597197</text:p>
          </table:table-cell>
          <table:table-cell table:formula="of:=(ABS([.B2]-[.H2])/[.H2])*100" office:value-type="float" office:value="9.03708115747697" calcext:value-type="float">
            <text:p>9,037081157476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26" calcext:value-type="float">
            <text:p>6826</text:p>
          </table:table-cell>
          <table:table-cell office:value-type="float" office:value="58340" calcext:value-type="float">
            <text:p>58340</text:p>
          </table:table-cell>
          <table:table-cell table:formula="of:=LN([.C3])" office:value-type="float" office:value="10.9740432434217" calcext:value-type="float">
            <text:p>10,9740432434217</text:p>
          </table:table-cell>
          <table:table-cell table:formula="of:=LN([.B3])" office:value-type="float" office:value="8.82849412946665" calcext:value-type="float">
            <text:p>8,82849412946665</text:p>
          </table:table-cell>
          <table:table-cell/>
          <table:table-cell office:value-type="float" office:value="58340" calcext:value-type="float">
            <text:p>58340</text:p>
          </table:table-cell>
          <table:table-cell table:formula="of:=EXP(2.62 )*[.G3]^0.56" office:value-type="float" office:value="6409.03643406324" calcext:value-type="float">
            <text:p>6409,03643406324</text:p>
          </table:table-cell>
          <table:table-cell table:formula="of:=(ABS([.B3]-[.H3])/[.H3])*100" office:value-type="float" office:value="6.50586980159221" calcext:value-type="float">
            <text:p>6,505869801592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868" calcext:value-type="float">
            <text:p>10868</text:p>
          </table:table-cell>
          <table:table-cell office:value-type="float" office:value="126736" calcext:value-type="float">
            <text:p>126736</text:p>
          </table:table-cell>
          <table:table-cell table:formula="of:=LN([.C4])" office:value-type="float" office:value="11.7498614617041" calcext:value-type="float">
            <text:p>11,7498614617041</text:p>
          </table:table-cell>
          <table:table-cell table:formula="of:=LN([.B4])" office:value-type="float" office:value="9.29357797054624" calcext:value-type="float">
            <text:p>9,29357797054624</text:p>
          </table:table-cell>
          <table:table-cell/>
          <table:table-cell office:value-type="float" office:value="126736" calcext:value-type="float">
            <text:p>126736</text:p>
          </table:table-cell>
          <table:table-cell table:formula="of:=EXP(2.62 )*[.G4]^0.56" office:value-type="float" office:value="9896.36125494706" calcext:value-type="float">
            <text:p>9896,36125494706</text:p>
          </table:table-cell>
          <table:table-cell table:formula="of:=(ABS([.B4]-[.H4])/[.H4])*100" office:value-type="float" office:value="9.81814143624992" calcext:value-type="float">
            <text:p>9,818141436249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052" calcext:value-type="float">
            <text:p>19052</text:p>
          </table:table-cell>
          <table:table-cell office:value-type="float" office:value="544079" calcext:value-type="float">
            <text:p>544079</text:p>
          </table:table-cell>
          <table:table-cell table:formula="of:=LN([.C5])" office:value-type="float" office:value="13.2068497358828" calcext:value-type="float">
            <text:p>13,2068497358828</text:p>
          </table:table-cell>
          <table:table-cell table:formula="of:=LN([.B5])" office:value-type="float" office:value="9.85492736192075" calcext:value-type="float">
            <text:p>9,85492736192075</text:p>
          </table:table-cell>
          <table:table-cell/>
          <table:table-cell office:value-type="float" office:value="544079" calcext:value-type="float">
            <text:p>544079</text:p>
          </table:table-cell>
          <table:table-cell table:formula="of:=EXP(2.62 )*[.G5]^0.56" office:value-type="float" office:value="22378.0501206606" calcext:value-type="float">
            <text:p>22378,0501206606</text:p>
          </table:table-cell>
          <table:table-cell table:formula="of:=(ABS([.B5]-[.H5])/[.H5])*100" office:value-type="float" office:value="14.8630023738744" calcext:value-type="float">
            <text:p>14,86300237387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885" calcext:value-type="float">
            <text:p>32885</text:p>
          </table:table-cell>
          <table:table-cell office:value-type="float" office:value="1050047" calcext:value-type="float">
            <text:p>1050047</text:p>
          </table:table-cell>
          <table:table-cell table:formula="of:=LN([.C6])" office:value-type="float" office:value="13.8643454830367" calcext:value-type="float">
            <text:p>13,8643454830367</text:p>
          </table:table-cell>
          <table:table-cell table:formula="of:=LN([.B6])" office:value-type="float" office:value="10.4007719057355" calcext:value-type="float">
            <text:p>10,4007719057355</text:p>
          </table:table-cell>
          <table:table-cell/>
          <table:table-cell office:value-type="float" office:value="1050047" calcext:value-type="float">
            <text:p>1050047</text:p>
          </table:table-cell>
          <table:table-cell table:formula="of:=EXP(2.62 )*[.G6]^0.56" office:value-type="float" office:value="32339.137742023" calcext:value-type="float">
            <text:p>32339,137742023</text:p>
          </table:table-cell>
          <table:table-cell table:formula="of:=(ABS([.B6]-[.H6])/[.H6])*100" office:value-type="float" office:value="1.687930773948" calcext:value-type="float">
            <text:p>1,6879307739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0">00/00/0000</text:date>, <text:time style:data-style-name="N2" text:time-value="18:07:58.5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0-10T09:37:08.666000000</meta:creation-date>
    <dc:date>2021-10-10T20:03:46.626000000</dc:date>
    <meta:editing-duration>PT28M16S</meta:editing-duration>
    <meta:editing-cycles>7</meta:editing-cycles>
    <meta:generator>LibreOffice/6.4.5.2$Windows_X86_64 LibreOffice_project/a726b36747cf2001e06b58ad5db1aa3a9a1872d6</meta:generator>
    <meta:document-statistic meta:table-count="1" meta:cell-count="47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draw:stroke="dash" draw:stroke-dash="Fine_20_Dashed" svg:stroke-width="0.1cm" svg:stroke-color="#00a933"/>
    </style:style>
    <style:style style:name="ch12" style:family="chart">
      <style:chart-properties loext:regression-x-name="log(N)" loext:regression-y-name="Log(d)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87cm" svg:y="0.316cm" chart:style-name="ch2">
          <text:p>Log (d) as a function of Log(N)</text:p>
        </chart:title>
        <chart:subtitle svg:x="3.141cm" svg:y="1.275cm" chart:style-name="ch3">
          <text:p>d : number of different words &amp; N: number total of words</text:p>
        </chart:subtitle>
        <chart:legend chart:legend-position="end" svg:x="11.501cm" svg:y="3.952cm" style:legend-expansion="high" chart:style-name="ch4"/>
        <chart:plot-area chart:style-name="ch5" table:cell-range-address="Feuille1.D1:Feuille1.E6" chart:data-source-has-labels="row" svg:x="1.331cm" svg:y="2.138cm" svg:width="9.85cm" svg:height="5.701cm">
          <chartooo:coordinate-region svg:x="1.767cm" svg:y="2.338cm" svg:width="9.042cm" svg:height="4.854cm"/>
          <chart:axis chart:dimension="x" chart:name="primary-x" chart:style-name="ch6">
            <chart:title svg:x="5.696cm" svg:y="8.019cm" chart:style-name="ch7">
              <text:p>Log(N)</text:p>
            </chart:title>
          </chart:axis>
          <chart:axis chart:dimension="y" chart:name="primary-y" chart:style-name="ch6">
            <chart:title svg:x="0.451cm" svg:y="5.601cm" chart:style-name="ch8">
              <text:p>Log (d) </text:p>
            </chart:title>
            <chart:grid chart:style-name="ch9" chart:class="major"/>
          </chart:axis>
          <chart:series chart:style-name="ch10" chart:values-cell-range-address="Feuille1.E2:Feuille1.E6" chart:label-cell-address="Feuille1.E1:Feuille1.E1" chart:class="chart:scatter">
            <chart:domain table:cell-range-address="Feuille1.D2:Feuille1.D6"/>
            <chart:regression-curve chart:style-name="ch11">
              <chart:equation chart:display-equation="true" chart:display-r-square="true" svg:x="2.384cm" svg:y="4.803cm" chart:style-name="ch12"/>
            </chart:regression-curve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  <table:table-cell office:value-type="string">
                <text:p>log(d)</text:p>
                <draw:g>
                  <svg:desc>Feuille1.E1:Feuille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40178683654714">
                <text:p>9.40178683654714</text:p>
                <draw:g>
                  <svg:desc>Feuille1.D2:Feuille1.D6</svg:desc>
                </draw:g>
              </table:table-cell>
              <table:table-cell office:value-type="float" office:value="7.79028238070348">
                <text:p>7.79028238070348</text:p>
                <draw:g>
                  <svg:desc>Feuille1.E2:Feuille1.E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9740432434217">
                <text:p>10.9740432434217</text:p>
              </table:table-cell>
              <table:table-cell office:value-type="float" office:value="8.82849412946665">
                <text:p>8.828494129466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7498614617041">
                <text:p>11.7498614617041</text:p>
              </table:table-cell>
              <table:table-cell office:value-type="float" office:value="9.29357797054624">
                <text:p>9.293577970546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2068497358828">
                <text:p>13.2068497358828</text:p>
              </table:table-cell>
              <table:table-cell office:value-type="float" office:value="9.85492736192075">
                <text:p>9.854927361920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8643454830367">
                <text:p>13.8643454830367</text:p>
              </table:table-cell>
              <table:table-cell office:value-type="float" office:value="10.4007719057355">
                <text:p>10.40077190573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5.2$Windows_X86_64 LibreOffice_project/a726b36747cf2001e06b58ad5db1aa3a9a1872d6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math xmlns="http://www.w3.org/1998/Math/MathML" display="block">
  <semantics>
    <mrow>
      <mi>d</mi>
      <mo stretchy="false">=</mo>
      <mrow>
        <msup>
          <mi>e</mi>
          <mn>2,62</mn>
        </msup>
        <mo stretchy="false">∗</mo>
        <msup>
          <mi>N</mi>
          <mn>0,56</mn>
        </msup>
      </mrow>
    </mrow>
    <annotation encoding="StarMath 5.0">d = e^2,62 * N^0,56
</annotation>
  </semantics>
</math>
</file>